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93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26" style:family="table-cell" style:parent-style-name="Default">
      <style:table-cell-properties fo:background-color="#00a933"/>
    </style:style>
    <style:style style:name="ce2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2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2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3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_METRIC__gscv_bad_X_bad_y_comparison_dump__score" table:style-name="ta1">
        <office:forms form:automatic-focus="false" form:apply-design-mode="false"/>
        <table:table-column table:style-name="co1" table:default-cell-style-name="ce21"/>
        <table:table-column table:style-name="co2" table:number-columns-repeated="1023" table:default-cell-style-name="Default"/>
        <table:table-row table:style-name="ro1">
          <table:table-cell/>
          <table:table-cell table:style-name="ce21" office:value-type="string" calcext:value-type="string">
            <text:p>n_features_in_</text:p>
          </table:table-cell>
          <table:table-cell table:style-name="ce21" office:value-type="string" calcext:value-type="string">
            <text:p>feature_names_in_</text:p>
          </table:table-cell>
          <table:table-cell table:style-name="ce21" office:value-type="string" calcext:value-type="string">
            <text:p>classes_</text:p>
          </table:table-cell>
          <table:table-cell table:style-name="ce21" office:value-type="string" calcext:value-type="string">
            <text:p>score</text:p>
          </table:table-cell>
          <table:table-cell table:style-name="ce21" table:number-columns-repeated="1019"/>
        </table:table-row>
        <table:table-row table:style-name="ro1">
          <table:table-cell table:style-name="ce22" office:value-type="string" calcext:value-type="string">
            <text:p>good_X_good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float" office:value="0.802750275027503" calcext:value-type="float">
            <text:p>0.802750275027503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good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float" office:value="0.805720572057206" calcext:value-type="float">
            <text:p>0.805720572057206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good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float" office:value="0.80948094809481" calcext:value-type="float">
            <text:p>0.80948094809481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good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float" office:value="0.807460746074607" calcext:value-type="float">
            <text:p>0.807460746074607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ood_X_good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float" office:value="0.802750275027503" calcext:value-type="float">
            <text:p>0.802750275027503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good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good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float" office:value="0.80948094809481" calcext:value-type="float">
            <text:p>0.80948094809481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good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ood_X_bad_features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features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features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bad_features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ood_X_bad_features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features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features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bad_features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ood_X_bad_classes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float" office:value="0.313659390255135" calcext:value-type="float">
            <text:p>0.313659390255135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classes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float" office:value="0.315685732707009" calcext:value-type="float">
            <text:p>0.315685732707009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classes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float" office:value="0.316723465659636" calcext:value-type="float">
            <text:p>0.316723465659636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bad_classes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float" office:value="0.315713364649535" calcext:value-type="float">
            <text:p>0.315713364649535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ood_X_bad_classes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float" office:value="0.313659390255135" calcext:value-type="float">
            <text:p>0.313659390255135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classes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ood_X_bad_classes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float" office:value="0.316723465659636" calcext:value-type="float">
            <text:p>0.316723465659636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good_X_bad_classes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good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good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good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good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good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good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good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good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bad_features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features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features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bad_features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bad_features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features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features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bad_features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bad_classes_y_array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'GridSearchCV' object has no attribute 'feature_names_in_'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classes_y_array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classes_y_array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'GridSearchThresholdCV' object has no attribute 'feature_names_in_'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bad_classes_y_array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'GridSearchThresholdCV' object has no attribute 'feature_names_in_'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d_X_bad_classes_y_dataframe_sklear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['a' 'b' 'c' 'd' 'e' 'f' 'g' 'h' 'i' 'j']</text:p>
          </table:table-cell>
          <table:table-cell table:style-name="ce25" office:value-type="string" calcext:value-type="string">
            <text:p>[0 1]</text:p>
          </table:table-cell>
          <table:table-cell table:style-name="ce2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classes_y_dataframe_dask</text:p>
          </table:table-cell>
          <table:table-cell table:style-name="ce26" office:value-type="string" calcext:value-type="string">
            <text:p>'GridSearchCV' object has no attribute 'n_features_in_'</text:p>
          </table:table-cell>
          <table:table-cell table:style-name="ce26" office:value-type="string" calcext:value-type="string">
            <text:p>'GridSearchCV' object has no attribute 'feature_names_in_'</text:p>
          </table:table-cell>
          <table:table-cell table:style-name="ce26" office:value-type="string" calcext:value-type="string">
            <text:p>'LogisticRegression' object has no attribute 'classes_'</text:p>
          </table:table-cell>
          <table:table-cell table:style-name="ce2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ad_X_bad_classes_y_dataframe_gstcv_sklear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['a' 'b' 'c' 'd' 'e' 'f' 'g' 'h' 'i' 'j']</text:p>
          </table:table-cell>
          <table:table-cell table:style-name="ce26" office:value-type="string" calcext:value-type="string">
            <text:p>[0 1]</text:p>
          </table:table-cell>
          <table:table-cell table:style-name="ce2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bad_X_bad_classes_y_dataframe_gstcv_dask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['a' 'b' 'c' 'd' 'e' 'f' 'g' 'h' 'i' 'j']</text:p>
          </table:table-cell>
          <table:table-cell table:style-name="ce27" office:value-type="string" calcext:value-type="string">
            <text:p>[0 1]</text:p>
          </table:table-cell>
          <table:table-cell table:style-name="ce3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38:42.939535689</dc:date>
    <meta:editing-duration>PT5M33S</meta:editing-duration>
    <meta:editing-cycles>3</meta:editing-cycles>
    <meta:generator>LibreOffice/7.3.7.2$Linux_X86_64 LibreOffice_project/30$Build-2</meta:generator>
    <meta:document-statistic meta:table-count="1" meta:cell-count="244" meta:object-count="0"/>
  </office:meta>
</office:document-meta>
</file>